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93.7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6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75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c0c0c0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graphic" style:name="a209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2205in" fo:padding-bottom="0.02205in" fo:padding-left="0.02205in" fo:padding-right="0.02205in" draw:textarea-vertical-align="top" draw:textarea-horizontal-align="left" draw:fill="none" draw:stroke="none" draw:auto-grow-width="false" draw:auto-grow-height="true" style:protect="position siz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c0c0c0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"/>
      <style:paragraph-properties style:font-independent-line-spacing="fals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pitch="variable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9">
      <style:graphic-properties fo:wrap-option="wrap" fo:padding-top="0.0248in" fo:padding-bottom="0in" fo:padding-left="0.02992in" fo:padding-right="0in" draw:textarea-vertical-align="top" draw:textarea-horizontal-align="left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c0c0c0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c0c0c0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graphic" style:name="a252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969696" draw:opacity="5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c0c0c0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248in" fo:padding-bottom="0in" fo:padding-left="0.02992in" fo:padding-right="0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969696" draw:opacity="5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2205in" fo:padding-bottom="0.02205in" fo:padding-left="0.02205in" fo:padding-right="0.02205in" draw:textarea-vertical-align="middle" draw:textarea-horizontal-align="left" draw:fill="solid" draw:fill-color="#c0c0c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c0c0c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2205in" fo:padding-bottom="0.02205in" fo:padding-left="0.02205in" fo:padding-right="0.02205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969696" draw:opacity="50%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 style:protect="position siz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2205in" fo:padding-bottom="0.02205in" fo:padding-left="0.02205in" fo:padding-right="0.02205in" draw:textarea-vertical-align="top" draw:textarea-horizontal-align="left" draw:fill="solid" draw:fill-color="#ffffff" draw:opacity="100%" draw:stroke="solid" svg:stroke-width="0.01024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1111in" style:font-size-asian="0.11111in" style:font-size-complex="0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Anexo_Quimioterapia" table:style-name="ta1">
        <table:table-column table:style-name="co1" table:default-cell-style-name="ce2"/>
        <table:table-column table:style-name="co2" table:number-columns-repeated="1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40" table:default-cell-style-name="ce2"/>
        <table:table-column table:style-name="co2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table:style-name="ce2">
            <draw:custom-shape svg:x="0.12953in" svg:y="0.16378in" svg:width="22.25591in" svg:height="13.70984in" draw:z-index="1" draw:id="id0" draw:style-name="a2" draw:name="Rectangle 89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1"/>
          <table:table-cell table:number-columns-repeated="12" table:style-name="ce2"/>
          <table:table-cell table:style-name="ce2">
            <draw:custom-shape svg:x="0.70472in" svg:y="0.1315in" svg:width="4.85197in" svg:height="0.46024in" draw:z-index="37" draw:id="id36" draw:style-name="a249" draw:name="Rectangle 4">
              <svg:title/>
              <svg:desc/>
              <text:p text:style-name="a248" text:class-names="" text:cond-style-name=""><text:span text:style-name="a243" text:class-names="">2- Nº</text:span><text:span text:style-name="a244" text:class-names=""><text:s text:c="1"/></text:span><text:span text:style-name="a245" text:class-names="">Guia no Prestador</text:span><text:span text:style-name="a246" text:class-names=""><text:s text:c="2"/></text:span><text:span text:style-name="a247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59"/>
        </table:table-row>
        <table:table-row table:style-name="ro2">
          <table:table-cell table:number-columns-repeated="10"/>
          <table:table-cell table:style-name="ce2">
            <draw:custom-shape svg:x="0.48976in" svg:y="0.1437in" svg:width="6.62244in" svg:height="0.60275in" draw:z-index="2" draw:id="id1" draw:style-name="a5" draw:name="Rectangle 27">
              <svg:title/>
              <svg:desc/>
              <text:p text:style-name="a4" text:class-names="" text:cond-style-name=""><text:span text:style-name="a3" text:class-names="">ANEXO DE SOLICITAÇÃO DE QUIMIOTERAPIA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/>
          <table:table-cell table:number-columns-repeated="245" table:style-name="ce2"/>
          <table:table-cell table:number-columns-repeated="16127"/>
        </table:table-row>
        <table:table-row table:style-name="ro2">
          <table:table-cell table:style-name="ce2">
            <draw:custom-shape svg:x="0.51535in" svg:y="0.0685in" svg:width="1.49803in" svg:height="0.23071in" draw:z-index="15" draw:id="id14" draw:style-name="a94" draw:name="Text 138">
              <svg:title/>
              <svg:desc/>
              <text:p text:style-name="a93" text:class-names="" text:cond-style-name=""><text:span text:style-name="a92" text:class-names="">Logo da Empresa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1"/>
          <table:table-cell table:number-columns-repeated="245" table:style-name="ce2"/>
          <table:table-cell table:number-columns-repeated="16127"/>
        </table:table-row>
        <table:table-row table:style-name="ro2">
          <table:table-cell table:number-columns-repeated="16384"/>
        </table:table-row>
        <table:table-row table:style-name="ro3">
          <table:table-cell table:style-name="ce2">
            <draw:custom-shape svg:x="0.21929in" svg:y="1.10315in" svg:width="22.0752in" svg:height="0.19685in" draw:z-index="6" draw:id="id5" draw:style-name="a36" draw:name="Rectangle 101">
              <svg:title/>
              <svg:desc/>
              <text:p text:style-name="a35" text:class-names="" text:cond-style-name=""><text:span text:style-name="a34" text:class-names="">Dados do Beneficiário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22047in" svg:y="0.48346in" svg:width="1.82795in" svg:height="0.54567in" draw:z-index="4" draw:id="id3" draw:style-name="a23" draw:name="Text 94">
              <svg:title/>
              <svg:desc/>
              <text:p text:style-name="a18" text:class-names="" text:cond-style-name=""><text:span text:style-name="a17" text:class-names="">1 - Registro ANS</text:span></text:p>
              <text:p text:style-name="a20" text:class-names="" text:cond-style-name=""><text:span text:style-name="a19" text:class-names=""/></text:p>
              <text:p text:style-name="a22" text:class-names="" text:cond-style-name=""><text:span text:style-name="a21" text:class-names=""><text:s text:c="1"/>|___|___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"/>
          <table:table-cell table:style-name="ce2">
            <draw:custom-shape svg:x="0.09961in" svg:y="0.48464in" svg:width="5.54488in" svg:height="0.54567in" draw:z-index="3" draw:id="id2" draw:style-name="a16" draw:name="Rectangle 93">
              <svg:title/>
              <svg:desc/>
              <text:p text:style-name="a7" text:class-names="" text:cond-style-name=""><text:span text:style-name="a6" text:class-names="">3 - Número da Guia Referenciada</text:span></text:p>
              <text:p text:style-name="a9" text:class-names="" text:cond-style-name=""><text:span text:style-name="a8" text:class-names=""/></text:p>
              <text:p text:style-name="a13" text:class-names="" text:cond-style-name=""><text:span text:style-name="a10" text:class-names="">|___|___|___|___|___|___|___|___|___|___|___|___</text:span><text:span text:style-name="a11" text:class-names="">|___|___|___|___|___|___|___|___</text:span><text:span text:style-name="a12" text:class-names="">|</text:span></text:p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7"/>
          <table:table-cell table:style-name="ce2">
            <draw:custom-shape svg:x="0.25906in" svg:y="0.48346in" svg:width="5.58189in" svg:height="0.54567in" draw:z-index="11" draw:id="id10" draw:style-name="a68" draw:name="Rectangle 126">
              <svg:title/>
              <svg:desc/>
              <text:p text:style-name="a59" text:class-names="" text:cond-style-name=""><text:span text:style-name="a58" text:class-names="">4 - Senha</text:span></text:p>
              <text:p text:style-name="a61" text:class-names="" text:cond-style-name=""><text:span text:style-name="a60" text:class-names=""/></text:p>
              <text:p text:style-name="a63" text:class-names="" text:cond-style-name=""><text:span text:style-name="a62" text:class-names=""><text:s text:c="1"/>|___|___|___|___|___|___|___|___|___|___|___|___|___|___|___|___|___|___|___|___|</text:span></text:p>
              <text:p text:style-name="a65" text:class-names="" text:cond-style-name=""><text:span text:style-name="a64" text:class-names=""/></text:p>
              <text:p text:style-name="a67" text:class-names="" text:cond-style-name=""><text:span text:style-name="a66" text:class-names=""><text:s text:c="4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3"/>
          <table:table-cell table:number-columns-repeated="6"/>
          <table:table-cell table:style-name="ce2">
            <draw:custom-shape svg:x="0.51457in" svg:y="0.48307in" svg:width="2.63346in" svg:height="0.54567in" draw:z-index="12" draw:id="id11" draw:style-name="a75" draw:name="Rectangle 128">
              <svg:title/>
              <svg:desc/>
              <text:p text:style-name="a70" text:class-names="" text:cond-style-name=""><text:span text:style-name="a69" text:class-names="">5 - Data da Autorização</text:span></text:p>
              <text:p text:style-name="a72" text:class-names="" text:cond-style-name=""><text:span text:style-name="a71" text:class-names=""/></text:p>
              <text:p text:style-name="a74" text:class-names="" text:cond-style-name=""><text:span text:style-name="a73" text:class-names=""><text:s text:c="1"/>|___|___| / |___|___| / 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3"/>
          <table:table-cell table:style-name="ce2">
            <draw:custom-shape svg:x="0.55275in" svg:y="0.48307in" svg:width="5.73228in" svg:height="0.54724in" draw:z-index="43" draw:id="id42" draw:style-name="a292" draw:name="Rectangle 7">
              <svg:title/>
              <svg:desc/>
              <text:p text:style-name="a282" text:class-names="" text:cond-style-name=""><text:span text:style-name="a281" text:class-names="">6 - Número da Guia Atribuído pela Operadora</text:span></text:p>
              <text:p text:style-name="a284" text:class-names="" text:cond-style-name=""><text:span text:style-name="a283" text:class-names=""><text:s text:c="1"/></text:span></text:p>
              <text:p text:style-name="a287" text:class-names="" text:cond-style-name=""><text:span text:style-name="a285" text:class-names=""><text:s text:c="3"/></text:span><text:span text:style-name="a286" text:class-names=""><text:s text:c="1"/>|___|___|___|___|___|___|___|___|___|___|___|___|___|___|___|___|___|___|___|___|</text:span></text:p>
              <text:p text:style-name="a289" text:class-names="" text:cond-style-name=""><text:span text:style-name="a288" text:class-names=""/></text:p>
              <text:p text:style-name="a291" text:class-names="" text:cond-style-name=""><text:span text:style-name="a290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60"/>
        </table:table-row>
        <table:table-row table:style-name="ro2">
          <table:table-cell table:style-name="ce2">
            <draw:custom-shape svg:x="0.22047in" svg:y="0.08268in" svg:width="5.61811in" svg:height="0.54724in" draw:z-index="13" draw:id="id12" draw:style-name="a82" draw:name="Rectangle 131">
              <svg:title/>
              <svg:desc/>
              <text:p text:style-name="a77" text:class-names="" text:cond-style-name=""><text:span text:style-name="a76" text:class-names="">7 - Número da Carteira</text:span></text:p>
              <text:p text:style-name="a79" text:class-names="" text:cond-style-name=""><text:span text:style-name="a78" text:class-names=""/></text:p>
              <text:p text:style-name="a81" text:class-names="" text:cond-style-name=""><text:span text:style-name="a80" text:class-names=""><text:s text:c="1"/>|___|___|___|___|___|___|___|___|___|___|___|___|___|___|___|___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7"/>
          <table:table-cell table:style-name="ce2">
            <draw:custom-shape svg:x="0.47205in" svg:y="0.08268in" svg:width="16.24016in" svg:height="0.54724in" draw:z-index="8" draw:id="id7" draw:style-name="a46" draw:name="Rectangle 113">
              <svg:title/>
              <svg:desc/>
              <text:p text:style-name="a41" text:class-names="" text:cond-style-name=""><text:span text:style-name="a40" text:class-names="">8 - Nome</text:span></text:p>
              <text:p text:style-name="a43" text:class-names="" text:cond-style-name=""><text:span text:style-name="a42" text:class-names=""/></text:p>
              <text:p text:style-name="a45" text:class-names="" text:cond-style-name=""><text:span text:style-name="a44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3"/>
          <table:table-cell table:number-columns-repeated="245" table:style-name="ce2"/>
          <table:table-cell table:number-columns-repeated="1612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2">
            <draw:custom-shape svg:x="0.23031in" svg:y="0.17874in" svg:width="2.01575in" svg:height="0.54724in" draw:z-index="25" draw:id="id24" draw:style-name="a165" draw:name="Rectangle 155">
              <svg:title/>
              <svg:desc/>
              <text:p text:style-name="a159" text:class-names="" text:cond-style-name=""><text:span text:style-name="a158" text:class-names="">9 - Peso (Kg)</text:span></text:p>
              <text:p text:style-name="a161" text:class-names="" text:cond-style-name=""><text:span text:style-name="a160" text:class-names=""/></text:p>
              <text:p text:style-name="a164" text:class-names="" text:cond-style-name=""><text:span text:style-name="a162" text:class-names=""><text:s text:c="5"/></text:span><text:span text:style-name="a163" text:class-names="">|___|___|___|,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"/>
          <table:table-cell table:style-name="ce2">
            <draw:custom-shape svg:x="0.28543in" svg:y="0.17874in" svg:width="2in" svg:height="0.54724in" draw:z-index="26" draw:id="id25" draw:style-name="a173" draw:name="Rectangle 156">
              <svg:title/>
              <svg:desc/>
              <text:p text:style-name="a167" text:class-names="" text:cond-style-name=""><text:span text:style-name="a166" text:class-names="">10 - Altura (Cm)</text:span></text:p>
              <text:p text:style-name="a169" text:class-names="" text:cond-style-name=""><text:span text:style-name="a168" text:class-names=""/></text:p>
              <text:p text:style-name="a172" text:class-names="" text:cond-style-name=""><text:span text:style-name="a170" text:class-names=""><text:s text:c="5"/>|___|___|___|,|___|___</text:span><text:span text:style-name="a171" text:class-names="">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"/>
          <table:table-cell table:style-name="ce2">
            <draw:custom-shape svg:x="0.31299in" svg:y="0.17874in" svg:width="2.48031in" svg:height="0.54724in" draw:z-index="27" draw:id="id26" draw:style-name="a180" draw:name="Rectangle 157">
              <svg:title/>
              <svg:desc/>
              <text:p text:style-name="a175" text:class-names="" text:cond-style-name=""><text:span text:style-name="a174" text:class-names="">11 - Superfície Corporal (m²)</text:span></text:p>
              <text:p text:style-name="a177" text:class-names="" text:cond-style-name=""><text:span text:style-name="a176" text:class-names=""/></text:p>
              <text:p text:style-name="a179" text:class-names="" text:cond-style-name=""><text:span text:style-name="a178" text:class-names=""><text:s text:c="8"/>|___|___|,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"/>
          <table:table-cell table:style-name="ce2">
            <draw:custom-shape svg:x="0.70512in" svg:y="0.17874in" svg:width="1.26378in" svg:height="0.54724in" draw:z-index="32" draw:id="id31" draw:style-name="a209" draw:name="Rectangle 176">
              <svg:title/>
              <svg:desc/>
              <text:p text:style-name="a204" text:class-names="" text:cond-style-name=""><text:span text:style-name="a203" text:class-names="">12 - Idade</text:span></text:p>
              <text:p text:style-name="a206" text:class-names="" text:cond-style-name=""><text:span text:style-name="a205" text:class-names=""/></text:p>
              <text:p text:style-name="a208" text:class-names="" text:cond-style-name=""><text:span text:style-name="a207" text:class-names=""><text:s text:c="6"/>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/>
          <table:table-cell table:style-name="ce2">
            <draw:custom-shape svg:x="0.70472in" svg:y="0.17874in" svg:width="0.88976in" svg:height="0.54724in" draw:z-index="33" draw:id="id32" draw:style-name="a218" draw:name="Rectangle 177">
              <svg:title/>
              <svg:desc/>
              <text:p text:style-name="a211" text:class-names="" text:cond-style-name=""><text:span text:style-name="a210" text:class-names="">13 - Sexo</text:span></text:p>
              <text:p text:style-name="a213" text:class-names="" text:cond-style-name=""><text:span text:style-name="a212" text:class-names=""/></text:p>
              <text:p text:style-name="a217" text:class-names="" text:cond-style-name=""><text:span text:style-name="a214" text:class-names=""><text:s text:c="4"/></text:span><text:span text:style-name="a215" text:class-names=""><text:s text:c="4"/>|___|</text:span><text:span text:style-name="a216" text:class-names=""><text:s text:c="2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45" table:style-name="ce2"/>
          <table:table-cell table:number-columns-repeated="16127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2">
            <draw:custom-shape svg:x="0.22047in" svg:y="0.09409in" svg:width="22.0748in" svg:height="0.19685in" draw:z-index="7" draw:id="id6" draw:style-name="a39" draw:name="Rectangle 110">
              <svg:title/>
              <svg:desc/>
              <text:p text:style-name="a38" text:class-names="" text:cond-style-name=""><text:span text:style-name="a37" text:class-names="">Dados do Profissional Solicitante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1"/>
          <table:table-cell table:number-columns-repeated="245" table:style-name="ce2"/>
          <table:table-cell table:number-columns-repeated="16127"/>
        </table:table-row>
        <table:table-row table:style-name="ro2">
          <table:table-cell table:style-name="ce2">
            <draw:custom-shape svg:x="0.22047in" svg:y="0.16181in" svg:width="8.49606in" svg:height="0.54724in" draw:z-index="29" draw:id="id28" draw:style-name="a192" draw:name="Rectangle 163">
              <svg:title/>
              <svg:desc/>
              <text:p text:style-name="a187" text:class-names="" text:cond-style-name=""><text:span text:style-name="a186" text:class-names="">14 - Nome do Profissional Solicitante</text:span></text:p>
              <text:p text:style-name="a189" text:class-names="" text:cond-style-name=""><text:span text:style-name="a188" text:class-names=""/></text:p>
              <text:p text:style-name="a191" text:class-names="" text:cond-style-name=""><text:span text:style-name="a190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1"/>
          <table:table-cell table:style-name="ce2">
            <draw:custom-shape svg:x="0.64055in" svg:y="0.17244in" svg:width="3.36614in" svg:height="0.54724in" draw:z-index="16" draw:id="id15" draw:style-name="a101" draw:name="Rectangle 144">
              <svg:title/>
              <svg:desc/>
              <text:p text:style-name="a96" text:class-names="" text:cond-style-name=""><text:span text:style-name="a95" text:class-names="">15 - Telefone</text:span></text:p>
              <text:p text:style-name="a98" text:class-names="" text:cond-style-name=""><text:span text:style-name="a97" text:class-names=""/></text:p>
              <text:p text:style-name="a100" text:class-names="" text:cond-style-name=""><text:span text:style-name="a99" text:class-names=""><text:s text:c="2"/>(|___|___|) |___|___|___|___|___|-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4"/>
          <table:table-cell table:style-name="ce2">
            <draw:custom-shape svg:x="0.70512in" svg:y="0.17323in" svg:width="9.75197in" svg:height="0.54724in" draw:z-index="28" draw:id="id27" draw:style-name="a185" draw:name="Rectangle 158">
              <svg:title/>
              <svg:desc/>
              <text:p text:style-name="a182" text:class-names="" text:cond-style-name=""><text:span text:style-name="a181" text:class-names="">16 - E-mail</text:span></text:p>
              <text:p text:style-name="a184" text:class-names="" text:cond-style-name=""><text:span text:style-name="a183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66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2">
            <draw:custom-shape svg:x="0.22047in" svg:y="0.0315in" svg:width="22.0748in" svg:height="0.19685in" draw:z-index="30" draw:id="id29" draw:style-name="a195" draw:name="Rectangle 165">
              <svg:title/>
              <svg:desc/>
              <text:p text:style-name="a194" text:class-names="" text:cond-style-name=""><text:span text:style-name="a193" text:class-names="">Diagnóstico Oncológico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56" table:style-name="ce2"/>
          <table:table-cell table:number-columns-repeated="16127"/>
        </table:table-row>
        <table:table-row table:style-name="ro2">
          <table:table-cell table:style-name="ce2">
            <draw:custom-shape svg:x="0.22047in" svg:y="0.12244in" svg:width="2.61417in" svg:height="0.54724in" draw:z-index="36" draw:id="id35" draw:style-name="a242" draw:name="Rectangle 50">
              <svg:title/>
              <svg:desc/>
              <text:p text:style-name="a235" text:class-names="" text:cond-style-name=""><text:span text:style-name="a234" text:class-names="">17 - Data do diagnóstico</text:span></text:p>
              <text:p text:style-name="a237" text:class-names="" text:cond-style-name=""><text:span text:style-name="a236" text:class-names=""/></text:p>
              <text:p text:style-name="a241" text:class-names="" text:cond-style-name=""><text:span text:style-name="a238" text:class-names="">|___|___| / |___|___|/</text:span><text:span text:style-name="a239" text:class-names="">|___|___|</text:span><text:span text:style-name="a240" text:class-names="">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3" table:style-name="ce2"/>
          <table:table-cell table:style-name="ce2">
            <draw:custom-shape svg:x="0.10433in" svg:y="0.12244in" svg:width="1.97165in" svg:height="0.54724in" draw:z-index="18" draw:id="id17" draw:style-name="a116" draw:name="Rectangle 148">
              <svg:title/>
              <svg:desc/>
              <text:p text:style-name="a110" text:class-names="" text:cond-style-name=""><text:span text:style-name="a109" text:class-names="">18-CID10Principal (Opcional)</text:span></text:p>
              <text:p text:style-name="a112" text:class-names="" text:cond-style-name=""><text:span text:style-name="a111" text:class-names=""/></text:p>
              <text:p text:style-name="a115" text:class-names="" text:cond-style-name=""><text:span text:style-name="a113" text:class-names=""><text:s text:c="12"/></text:span><text:span text:style-name="a114" text:class-names="">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"/>
          <table:table-cell table:style-name="ce2">
            <draw:custom-shape svg:x="0.01772in" svg:y="0.12087in" svg:width="1.60827in" svg:height="0.54724in" draw:z-index="22" draw:id="id21" draw:style-name="a142" draw:name="Rectangle 152">
              <svg:title/>
              <svg:desc/>
              <text:p text:style-name="a137" text:class-names="" text:cond-style-name=""><text:span text:style-name="a136" text:class-names="">19-CID10 (2) (Opcional)</text:span></text:p>
              <text:p text:style-name="a139" text:class-names="" text:cond-style-name=""><text:span text:style-name="a138" text:class-names=""/></text:p>
              <text:p text:style-name="a141" text:class-names="" text:cond-style-name=""><text:span text:style-name="a140" text:class-names=""><text:s text:c="5"/>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/>
          <table:table-cell table:style-name="ce2">
            <draw:custom-shape svg:x="0.26181in" svg:y="0.12087in" svg:width="1.58346in" svg:height="0.54724in" draw:z-index="24" draw:id="id23" draw:style-name="a157" draw:name="Rectangle 154">
              <svg:title/>
              <svg:desc/>
              <text:p text:style-name="a151" text:class-names="" text:cond-style-name=""><text:span text:style-name="a150" text:class-names="">20-CID10 (3) (Opcional)</text:span></text:p>
              <text:p text:style-name="a153" text:class-names="" text:cond-style-name=""><text:span text:style-name="a152" text:class-names=""/></text:p>
              <text:p text:style-name="a156" text:class-names="" text:cond-style-name=""><text:span text:style-name="a154" text:class-names=""><text:s text:c="6"/></text:span><text:span text:style-name="a155" text:class-names="">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/>
          <table:table-cell table:style-name="ce2">
            <draw:custom-shape svg:x="0.47401in" svg:y="0.12087in" svg:width="1.63228in" svg:height="0.54724in" draw:z-index="23" draw:id="id22" draw:style-name="a149" draw:name="Rectangle 153">
              <svg:title/>
              <svg:desc/>
              <text:p text:style-name="a144" text:class-names="" text:cond-style-name=""><text:span text:style-name="a143" text:class-names="">21-CID 10 (4) (Opcional)</text:span></text:p>
              <text:p text:style-name="a146" text:class-names="" text:cond-style-name=""><text:span text:style-name="a145" text:class-names=""/></text:p>
              <text:p text:style-name="a148" text:class-names="" text:cond-style-name=""><text:span text:style-name="a147" text:class-names=""><text:s text:c="5"/>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"/>
          <table:table-cell table:style-name="ce2">
            <draw:custom-shape svg:x="0.07126in" svg:y="0.12087in" svg:width="12.40157in" svg:height="1.20866in" draw:z-index="17" draw:id="id16" draw:style-name="a108" draw:name="Rectangle 145">
              <svg:title/>
              <svg:desc/>
              <text:p text:style-name="a103" text:class-names="" text:cond-style-name=""><text:span text:style-name="a102" text:class-names="">29 - PlanoTerapêutico</text:span></text:p>
              <text:p text:style-name="a105" text:class-names="" text:cond-style-name=""><text:span text:style-name="a104" text:class-names=""/></text:p>
              <text:p text:style-name="a107" text:class-names="" text:cond-style-name=""><text:span text:style-name="a106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69"/>
        </table:table-row>
        <table:table-row table:style-name="ro2">
          <table:table-cell/>
          <table:table-cell table:style-name="ce4"/>
          <table:table-cell table:number-columns-repeated="255" table:style-name="ce2"/>
          <table:table-cell table:number-columns-repeated="16127"/>
        </table:table-row>
        <table:table-row table:style-name="ro2">
          <table:table-cell/>
          <table:table-cell table:style-name="ce2"/>
          <table:table-cell table:style-name="ce5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2">
            <draw:custom-shape svg:x="0.22047in" svg:y="0in" svg:width="1.31024in" svg:height="0.54567in" draw:z-index="31" draw:id="id30" draw:style-name="a202" draw:name="Rectangle 171">
              <svg:title/>
              <svg:desc/>
              <text:p text:style-name="a197" text:class-names="" text:cond-style-name=""><text:span text:style-name="a196" text:class-names="">22 – Estadiamento</text:span></text:p>
              <text:p text:style-name="a199" text:class-names="" text:cond-style-name=""><text:span text:style-name="a198" text:class-names=""/></text:p>
              <text:p text:style-name="a201" text:class-names="" text:cond-style-name=""><text:span text:style-name="a200" text:class-names=""><text:s text:c="9"/>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2"/>
          <table:table-cell table:style-name="ce2">
            <draw:custom-shape svg:x="0.23543in" svg:y="0in" svg:width="1.86811in" svg:height="0.54724in" draw:z-index="35" draw:id="id34" draw:style-name="a233" draw:name="Rectangle 183">
              <svg:title/>
              <svg:desc/>
              <text:p text:style-name="a227" text:class-names="" text:cond-style-name=""><text:span text:style-name="a226" text:class-names="">23 - Tipo de Quimioterapia</text:span></text:p>
              <text:p text:style-name="a229" text:class-names="" text:cond-style-name=""><text:span text:style-name="a228" text:class-names=""><text:s text:c="7"/></text:span></text:p>
              <text:p text:style-name="a232" text:class-names="" text:cond-style-name=""><text:span text:style-name="a230" text:class-names=""><text:s text:c="13"/></text:span><text:span text:style-name="a231" text:class-names="">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"/>
          <table:table-cell table:style-name="ce2">
            <draw:custom-shape svg:x="0.05709in" svg:y="0.00118in" svg:width="1.16142in" svg:height="0.54724in" draw:z-index="9" draw:id="id8" draw:style-name="a54" draw:name="Rectangle 117">
              <svg:title/>
              <svg:desc/>
              <text:p text:style-name="a48" text:class-names="" text:cond-style-name=""><text:span text:style-name="a47" text:class-names="">24 - Finalidade</text:span></text:p>
              <text:p text:style-name="a50" text:class-names="" text:cond-style-name=""><text:span text:style-name="a49" text:class-names=""/></text:p>
              <text:p text:style-name="a53" text:class-names="" text:cond-style-name=""><text:span text:style-name="a51" text:class-names=""><text:s text:c="9"/></text:span><text:span text:style-name="a52" text:class-names="">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2">
            <draw:custom-shape svg:x="0.58543in" svg:y="0.00118in" svg:width="1.16142in" svg:height="0.56693in" draw:z-index="46" draw:id="id45" draw:style-name="a317" draw:name="Rectangle 178">
              <svg:title/>
              <svg:desc/>
              <text:p text:style-name="a312" text:class-names="" text:cond-style-name=""><text:span text:style-name="a311" text:class-names="">25 - ECOG</text:span></text:p>
              <text:p text:style-name="a314" text:class-names="" text:cond-style-name=""><text:span text:style-name="a313" text:class-names=""/></text:p>
              <text:p text:style-name="a316" text:class-names="" text:cond-style-name=""><text:span text:style-name="a315" text:class-names=""><text:s text:c="9"/>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/>
          <table:table-cell table:style-name="ce2">
            <draw:custom-shape svg:x="0.40709in" svg:y="0.00118in" svg:width="1.16142in" svg:height="0.54724in" draw:z-index="51" draw:id="id50" draw:style-name="a386" draw:name="Rectangle 171">
              <svg:title/>
              <svg:desc/>
              <text:p text:style-name="a381" text:class-names="" text:cond-style-name=""><text:span text:style-name="a380" text:class-names="">26 – Tumor</text:span></text:p>
              <text:p text:style-name="a383" text:class-names="" text:cond-style-name=""><text:span text:style-name="a382" text:class-names=""/></text:p>
              <text:p text:style-name="a385" text:class-names="" text:cond-style-name=""><text:span text:style-name="a384" text:class-names=""><text:s text:c="9"/>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/>
          <table:table-cell table:style-name="ce2">
            <draw:custom-shape svg:x="0.22165in" svg:y="0.00118in" svg:width="1.16142in" svg:height="0.54724in" draw:z-index="52" draw:id="id51" draw:style-name="a393" draw:name="Rectangle 171">
              <svg:title/>
              <svg:desc/>
              <text:p text:style-name="a388" text:class-names="" text:cond-style-name=""><text:span text:style-name="a387" text:class-names="">27 – Nódulo</text:span></text:p>
              <text:p text:style-name="a390" text:class-names="" text:cond-style-name=""><text:span text:style-name="a389" text:class-names=""/></text:p>
              <text:p text:style-name="a392" text:class-names="" text:cond-style-name=""><text:span text:style-name="a391" text:class-names=""><text:s text:c="9"/>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/>
          <table:table-cell table:style-name="ce2">
            <draw:custom-shape svg:x="0.07677in" svg:y="0.00118in" svg:width="1.16142in" svg:height="0.54724in" draw:z-index="53" draw:id="id52" draw:style-name="a400" draw:name="Rectangle 171">
              <svg:title/>
              <svg:desc/>
              <text:p text:style-name="a395" text:class-names="" text:cond-style-name=""><text:span text:style-name="a394" text:class-names="">28 – Metástase</text:span></text:p>
              <text:p text:style-name="a397" text:class-names="" text:cond-style-name=""><text:span text:style-name="a396" text:class-names=""/></text:p>
              <text:p text:style-name="a399" text:class-names="" text:cond-style-name=""><text:span text:style-name="a398" text:class-names=""><text:s text:c="11"/>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2">
            <draw:custom-shape svg:x="0.22047in" svg:y="0.14173in" svg:width="10.18622in" svg:height="3.31417in" draw:z-index="49" draw:id="id48" draw:style-name="a374" draw:name="Rectangle 173">
              <svg:title/>
              <svg:desc/>
              <text:p text:style-name="a373" text:class-names="" text:cond-style-name=""><text:span text:style-name="a372" text:class-names="">30 - Diagnóstico Cito/Histopatológico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4" table:style-name="ce2"/>
          <table:table-cell table:style-name="ce2">
            <draw:custom-shape svg:x="0.07874in" svg:y="0.1563in" svg:width="11.6374in" svg:height="3.31496in" draw:z-index="50" draw:id="id49" draw:style-name="a379" draw:name="Rectangle 190">
              <svg:title/>
              <svg:desc/>
              <text:p text:style-name="a376" text:class-names="" text:cond-style-name=""><text:span text:style-name="a375" text:class-names="">31 – Informações relevantes</text:span></text:p>
              <text:p text:style-name="a378" text:class-names="" text:cond-style-name=""><text:span text:style-name="a377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68"/>
        </table:table-row>
        <table:table-row table:number-rows-repeated="8" table:style-name="ro2">
          <table:table-cell table:number-columns-repeated="16384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2">
            <draw:custom-shape svg:x="0.22047in" svg:y="0.1689in" svg:width="14.43819in" svg:height="0.19685in" draw:z-index="10" draw:id="id9" draw:style-name="a57" draw:name="Rectangle 119">
              <svg:title/>
              <svg:desc/>
              <text:p text:style-name="a56" text:class-names="" text:cond-style-name=""><text:span text:style-name="a55" text:class-names="">Medicamentos e Drogas solicitadas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22953in" svg:y="0.44055in" svg:width="14.41181in" svg:height="2.98622in" draw:z-index="48" draw:id="id47" draw:style-name="a371" draw:name="Rectangle 91">
              <svg:title/>
              <svg:desc/>
              <text:p text:style-name="a326" text:class-names="" text:cond-style-name=""><text:span text:style-name="a324" text:class-names=""><text:s text:c="1"/>32-Data Prevista para Início <text:s text:c="17"/></text:span><text:span text:style-name="a325" text:class-names="">33-Tabela <text:s text:c="3"/>34-Código do Medicamento <text:s text:c="26"/>35-Descrição <text:s text:c="59"/>36-Dosagem total no ciclo <text:s text:c="10"/>37-Unidade <text:s text:c="6"/>38-Via Adm <text:s text:c="2"/>39-Frequência</text:span></text:p>
              <text:p text:style-name="a328" text:class-names="" text:cond-style-name=""><text:span text:style-name="a327" text:class-names=""><text:s text:c="6"/>da Administração <text:s text:c="261"/>de Medida</text:span></text:p>
              <text:p text:style-name="a330" text:class-names="" text:cond-style-name=""><text:span text:style-name="a329" text:class-names=""/></text:p>
              <text:p text:style-name="a342" text:class-names="" text:cond-style-name=""><text:span text:style-name="a331" text:class-names="">1-|___|___|/|___|___|/|___|___</text:span><text:span text:style-name="a332" text:class-names="">|___|___</text:span><text:span text:style-name="a333" text:class-names="">| <text:s text:c="2"/>|___|___| <text:s text:c="2"/>|___|___|___|___|___|___|___|___|</text:span><text:span text:style-name="a334" text:class-names="">___|___|</text:span><text:span text:style-name="a335" text:class-names=""><text:s text:c="3"/>________________________________________ <text:s text:c="2"/>|___|___|___|___|___|,|___|___| <text:s text:c="3"/></text:span><text:span text:style-name="a336" text:class-names="">|___|___|___|</text:span><text:span text:style-name="a337" text:class-names=""><text:s text:c="6"/></text:span><text:span text:style-name="a338" text:class-names="">|___|___|</text:span><text:span text:style-name="a339" text:class-names=""><text:s text:c="11"/></text:span><text:span text:style-name="a340" text:class-names="">|___|___|</text:span><text:span text:style-name="a341" text:class-names=""><text:s text:c="3"/></text:span></text:p>
              <text:p text:style-name="a344" text:class-names="" text:cond-style-name=""><text:span text:style-name="a343" text:class-names=""/></text:p>
              <text:p text:style-name="a346" text:class-names="" text:cond-style-name=""><text:span text:style-name="a345" text:class-names="">2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a348" text:class-names="" text:cond-style-name=""><text:span text:style-name="a347" text:class-names=""><text:s text:c="1"/></text:span></text:p>
              <text:p text:style-name="a350" text:class-names="" text:cond-style-name=""><text:span text:style-name="a349" text:class-names="">3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a352" text:class-names="" text:cond-style-name=""><text:span text:style-name="a351" text:class-names=""><text:s text:c="1"/></text:span></text:p>
              <text:p text:style-name="a354" text:class-names="" text:cond-style-name=""><text:span text:style-name="a353" text:class-names="">4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a356" text:class-names="" text:cond-style-name=""><text:span text:style-name="a355" text:class-names=""/></text:p>
              <text:p text:style-name="a358" text:class-names="" text:cond-style-name=""><text:span text:style-name="a357" text:class-names="">5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a360" text:class-names="" text:cond-style-name=""><text:span text:style-name="a359" text:class-names=""/></text:p>
              <text:p text:style-name="a362" text:class-names="" text:cond-style-name=""><text:span text:style-name="a361" text:class-names="">6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a364" text:class-names="" text:cond-style-name=""><text:span text:style-name="a363" text:class-names=""><text:s text:c="1"/></text:span></text:p>
              <text:p text:style-name="a366" text:class-names="" text:cond-style-name=""><text:span text:style-name="a365" text:class-names="">7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text:p text:style-name="a368" text:class-names="" text:cond-style-name=""><text:span text:style-name="a367" text:class-names=""/></text:p>
              <text:p text:style-name="a370" text:class-names="" text:cond-style-name=""><text:span text:style-name="a369" text:class-names="">8-|___|___|/|___|___|/|___|___|___|___| <text:s text:c="2"/>|___|___| <text:s text:c="2"/>|___|___|___|___|___|___|___|___|___|___| <text:s text:c="2"/>________________________________________ <text:s text:c="2"/>|___|___|___|___|___|,|___|___| <text:s text:c="3"/>|___|___|___| <text:s text:c="5"/>|___|___| <text:s text:c="10"/>|___|___| <text:s text:c="2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9"/>
          <table:table-cell table:style-name="ce2">
            <draw:custom-shape svg:x="0.67559in" svg:y="0.45354in" svg:width="7.67717in" svg:height="0.84764in" draw:z-index="39" draw:id="id38" draw:style-name="a259" draw:name="Rectangle 185">
              <svg:title/>
              <svg:desc/>
              <text:p text:style-name="a254" text:class-names="" text:cond-style-name=""><text:span text:style-name="a253" text:class-names="">40- Cirurgia</text:span></text:p>
              <text:p text:style-name="a256" text:class-names="" text:cond-style-name=""><text:span text:style-name="a255" text:class-names=""/></text:p>
              <text:p text:style-name="a258" text:class-names="" text:cond-style-name=""><text:span text:style-name="a257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svg:x="0.66339in" svg:y="0.16732in" svg:width="7.7126in" svg:height="0.19685in" draw:z-index="38" draw:id="id37" draw:style-name="a252" draw:name="Rectangle 184">
              <svg:title/>
              <svg:desc/>
              <text:p text:style-name="a251" text:class-names="" text:cond-style-name=""><text:span text:style-name="a250" text:class-names="">Tratamentos Anteriores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63"/>
        </table:table-row>
        <table:table-row table:style-name="ro5">
          <table:table-cell table:number-columns-repeated="20"/>
          <table:table-cell table:style-name="ce2">
            <draw:custom-shape svg:x="0.67598in" svg:y="0.55275in" svg:width="2.65748in" svg:height="0.54724in" draw:z-index="40" draw:id="id39" draw:style-name="a266" draw:name="Rectangle 187">
              <svg:title/>
              <svg:desc/>
              <text:p text:style-name="a261" text:class-names="" text:cond-style-name=""><text:span text:style-name="a260" text:class-names="">41 - Data da Realização</text:span></text:p>
              <text:p text:style-name="a263" text:class-names="" text:cond-style-name=""><text:span text:style-name="a262" text:class-names=""/></text:p>
              <text:p text:style-name="a265" text:class-names="" text:cond-style-name=""><text:span text:style-name="a264" text:class-names=""><text:s text:c="1"/>|___|___|/|___|___|/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63"/>
        </table:table-row>
        <table:table-row table:style-name="ro5">
          <table:table-cell table:number-columns-repeated="20"/>
          <table:table-cell table:style-name="ce2">
            <draw:custom-shape svg:x="0.67598in" svg:y="0.30906in" svg:width="7.67441in" svg:height="0.83425in" draw:z-index="41" draw:id="id40" draw:style-name="a273" draw:name="Rectangle 188">
              <svg:title/>
              <svg:desc/>
              <text:p text:style-name="a268" text:class-names="" text:cond-style-name=""><text:span text:style-name="a267" text:class-names="">42 - Área Irradiada</text:span></text:p>
              <text:p text:style-name="a270" text:class-names="" text:cond-style-name=""><text:span text:style-name="a269" text:class-names=""/></text:p>
              <text:p text:style-name="a272" text:class-names="" text:cond-style-name=""><text:span text:style-name="a271" text:class-names=""><text:s text:c="1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63"/>
        </table:table-row>
        <table:table-row table:style-name="ro5">
          <table:table-cell table:number-columns-repeated="20"/>
          <table:table-cell table:style-name="ce2">
            <draw:custom-shape svg:x="0.67598in" svg:y="0.37992in" svg:width="2.61811in" svg:height="0.54724in" draw:z-index="42" draw:id="id41" draw:style-name="a280" draw:name="Rectangle 189">
              <svg:title/>
              <svg:desc/>
              <text:p text:style-name="a275" text:class-names="" text:cond-style-name=""><text:span text:style-name="a274" text:class-names="">43 - Data da Aplicação</text:span></text:p>
              <text:p text:style-name="a277" text:class-names="" text:cond-style-name=""><text:span text:style-name="a276" text:class-names=""/></text:p>
              <text:p text:style-name="a279" text:class-names="" text:cond-style-name=""><text:span text:style-name="a278" text:class-names=""><text:s text:c="1"/>|___|___|/|___|___|/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63"/>
        </table:table-row>
        <table:table-row table:style-name="ro5">
          <table:table-cell table:style-name="ce2">
            <draw:custom-shape svg:x="0.22047in" svg:y="0.09331in" svg:width="22.02756in" svg:height="0.90945in" draw:z-index="45" draw:id="id44" draw:style-name="a310" draw:name="Rectangle 133">
              <svg:title/>
              <svg:desc/>
              <text:p text:style-name="a303" text:class-names="" text:cond-style-name=""><text:span text:style-name="a302" text:class-names="">44-Observação / Justificativa</text:span></text:p>
              <text:p text:style-name="a305" text:class-names="" text:cond-style-name=""><text:span text:style-name="a304" text:class-names=""/></text:p>
              <text:p text:style-name="a307" text:class-names="" text:cond-style-name=""><text:span text:style-name="a306" text:class-names=""><text:s text:c="2"/></text:span></text:p>
              <text:p text:style-name="a309" text:class-names="" text:cond-style-name=""><text:span text:style-name="a308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83"/>
        </table:table-row>
        <table:table-row table:style-name="ro5">
          <table:table-cell table:style-name="ce2">
            <draw:custom-shape svg:x="0.22047in" svg:y="0.20433in" svg:width="1.6185in" svg:height="0.54724in" draw:z-index="19" draw:id="id18" draw:style-name="a122" draw:name="Rectangle 149">
              <svg:title/>
              <svg:desc/>
              <text:p text:style-name="a118" text:class-names="" text:cond-style-name=""><text:span text:style-name="a117" text:class-names="">45- Número de Ciclos Previstos</text:span></text:p>
              <text:p text:style-name="a121" text:class-names="" text:cond-style-name=""><text:span text:style-name="a119" text:class-names=""><text:s text:c="6"/></text:span><text:span text:style-name="a120" text:class-names=""><text:s text:c="14"/>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/>
          <table:table-cell table:style-name="ce2">
            <draw:custom-shape svg:x="0.5126in" svg:y="0.20433in" svg:width="1.05157in" svg:height="0.54724in" draw:z-index="21" draw:id="id20" draw:style-name="a135" draw:name="Rectangle 151">
              <svg:title/>
              <svg:desc/>
              <text:p text:style-name="a130" text:class-names="" text:cond-style-name=""><text:span text:style-name="a129" text:class-names="">46 - Ciclo Atual</text:span></text:p>
              <text:p text:style-name="a132" text:class-names="" text:cond-style-name=""><text:span text:style-name="a131" text:class-names=""/></text:p>
              <text:p text:style-name="a134" text:class-names="" text:cond-style-name=""><text:span text:style-name="a133" text:class-names=""><text:s text:c="7"/>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/>
          <table:table-cell table:style-name="ce2">
            <draw:custom-shape svg:x="0.19213in" svg:y="0.21811in" svg:width="1.12165in" svg:height="0.54724in" draw:z-index="47" draw:id="id46" draw:style-name="a323" draw:name="Rectangle 150">
              <svg:title/>
              <svg:desc/>
              <text:p text:style-name="a319" text:class-names="" text:cond-style-name=""><text:span text:style-name="a318" text:class-names="">47-Nº de dias do <text:s text:c="1"/>Ciclo Atual</text:span></text:p>
              <text:p text:style-name="a322" text:class-names="" text:cond-style-name=""><text:span text:style-name="a320" text:class-names=""><text:s text:c="5"/></text:span><text:span text:style-name="a321" text:class-names="">|___|___|___| <text:s text:c="1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2">
            <draw:custom-shape svg:x="0.65315in" svg:y="0.20433in" svg:width="1.52756in" svg:height="0.54724in" draw:z-index="20" draw:id="id19" draw:style-name="a128" draw:name="Rectangle 150">
              <svg:title/>
              <svg:desc/>
              <text:p text:style-name="a124" text:class-names="" text:cond-style-name=""><text:span text:style-name="a123" text:class-names="">48-Intervalo entre Ciclos ( em dias)</text:span></text:p>
              <text:p text:style-name="a127" text:class-names="" text:cond-style-name=""><text:span text:style-name="a125" text:class-names=""><text:s text:c="5"/></text:span><text:span text:style-name="a126" text:class-names="">|___|___|___| <text:s text:c="1"/>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2"/>
          <table:table-cell table:style-name="ce2">
            <draw:custom-shape svg:x="0.12441in" svg:y="0.20433in" svg:width="2.68898in" svg:height="0.54724in" draw:z-index="5" draw:id="id4" draw:style-name="a33" draw:name="Rectangle 95">
              <svg:title/>
              <svg:desc/>
              <text:p text:style-name="a25" text:class-names="" text:cond-style-name=""><text:span text:style-name="a24" text:class-names="">49 - Data da Solicitação</text:span></text:p>
              <text:p text:style-name="a27" text:class-names="" text:cond-style-name=""><text:span text:style-name="a26" text:class-names=""/></text:p>
              <text:p text:style-name="a32" text:class-names="" text:cond-style-name=""><text:span text:style-name="a28" text:class-names=""><text:s text:c="2"/></text:span><text:span text:style-name="a29" text:class-names=""><text:s text:c="1"/></text:span><text:span text:style-name="a30" text:class-names=""><text:s text:c="1"/></text:span><text:span text:style-name="a31" text:class-names="">|___|___| / |___|___| / |___|___|___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3"/>
          <table:table-cell table:style-name="ce2">
            <draw:custom-shape svg:x="0.06732in" svg:y="0.20433in" svg:width="6.94409in" svg:height="0.54724in" draw:z-index="14" draw:id="id13" draw:style-name="a91" draw:name="Rectangle 133">
              <svg:title/>
              <svg:desc/>
              <text:p text:style-name="a84" text:class-names="" text:cond-style-name=""><text:span text:style-name="a83" text:class-names="">50-Assinatura do Profissional Solicitante</text:span></text:p>
              <text:p text:style-name="a86" text:class-names="" text:cond-style-name=""><text:span text:style-name="a85" text:class-names=""/></text:p>
              <text:p text:style-name="a88" text:class-names="" text:cond-style-name=""><text:span text:style-name="a87" text:class-names=""><text:s text:c="2"/></text:span></text:p>
              <text:p text:style-name="a90" text:class-names="" text:cond-style-name=""><text:span text:style-name="a89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9"/>
          <table:table-cell table:style-name="ce2">
            <draw:custom-shape svg:x="0.08819in" svg:y="0.20433in" svg:width="6.88504in" svg:height="0.54724in" draw:z-index="44" draw:id="id43" draw:style-name="a301" draw:name="Rectangle 133">
              <svg:title/>
              <svg:desc/>
              <text:p text:style-name="a294" text:class-names="" text:cond-style-name=""><text:span text:style-name="a293" text:class-names="">51-Assinatura do Responsável pela Autorização</text:span></text:p>
              <text:p text:style-name="a296" text:class-names="" text:cond-style-name=""><text:span text:style-name="a295" text:class-names=""/></text:p>
              <text:p text:style-name="a298" text:class-names="" text:cond-style-name=""><text:span text:style-name="a297" text:class-names=""><text:s text:c="2"/></text:span></text:p>
              <text:p text:style-name="a300" text:class-names="" text:cond-style-name=""><text:span text:style-name="a299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61"/>
        </table:table-row>
        <table:table-row table:number-rows-repeated="565" table:style-name="ro5">
          <table:table-cell table:number-columns-repeated="16384"/>
        </table:table-row>
        <table:table-row table:style-name="ro5">
          <table:table-cell table:number-columns-repeated="11"/>
          <table:table-cell table:style-name="ce2">
            <draw:custom-shape svg:x="0.19843in" svg:y="0.85394in" svg:width="1.79921in" svg:height="0.54724in" draw:z-index="34" draw:id="id33" draw:style-name="a225" draw:name="Rectangle 178">
              <svg:title/>
              <svg:desc/>
              <text:p text:style-name="a220" text:class-names="" text:cond-style-name=""><text:span text:style-name="a219" text:class-names="">25 - ECOG</text:span></text:p>
              <text:p text:style-name="a222" text:class-names="" text:cond-style-name=""><text:span text:style-name="a221" text:class-names=""/></text:p>
              <text:p text:style-name="a224" text:class-names="" text:cond-style-name=""><text:span text:style-name="a223" text:class-names=""><text:s text:c="7"/>|___|</text:span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6372"/>
        </table:table-row>
        <table:table-row table:number-rows-repeated="64906" table:style-name="ro5">
          <table:table-cell table:number-columns-repeated="16384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983056" table:style-name="ro2">
          <table:table-cell table:number-columns-repeated="16384"/>
        </table:table-row>
      </table:table>
      <table:named-expressions>
        <table:named-range table:name="_FilterDatabase" table:cell-range-address="Anexo_Quimioterapia.$A$3:Anexo_Quimioterapia.$V$1447" table:base-cell-address="Anexo_Quimioterapia.$A$1"/>
        <table:named-range table:name="Print_Area" table:cell-range-address="Anexo_Quimioterapia.$L$1:Anexo_Quimioterapia.$S$65514" table:base-cell-address="Anexo_Quimioterapia.$A$1"/>
        <table:named-range table:name="Print_Titles_15" table:cell-range-address="Anexo_Quimioterapia.$A$3:Anexo_Quimioterapia.$AMJ$3" table:base-cell-address="Anexo_Quimioterapi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ableStyleLight1" style:family="table-cell" style:data-style-name="N37">
      <style:table-cell-properties style:vertical-align="automatic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429133858267717in" fo:margin-bottom="0.236220472440945in" fo:margin-left="0.358267716535433in" fo:margin-right="0.354330708661417in" style:print-orientation="landscape" style:print-page-order="ltr" style:first-page-number="continue" style:scale-to="48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lina Maria Ferro de Oliveira</meta:initial-creator>
    <dc:creator>Ana Tavares</dc:creator>
    <meta:creation-date>2012-04-17T18:19:16Z</meta:creation-date>
    <dc:date>2024-08-21T20:10:17Z</dc:date>
    <meta:print-date>2015-05-26T14:00:22Z</meta:print-date>
    <meta:editing-cycles>26</meta:editing-cycles>
    <meta:editing-duration>PT14424S</meta:editing-duration>
  </office:meta>
</office:document-meta>
</file>